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Unicode MS1" svg:font-family="'Arial Unicode MS'" style:font-family-generic="swiss"/>
    <style:font-face style:name="Calibri Light" svg:font-family="'Calibri Light'"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Poppins1" svg:font-family="Poppins" style:font-family-generic="system"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automatic-styles>
    <style:style style:name="P1" style:family="paragraph" style:parent-style-name="Footer">
      <style:text-properties officeooo:paragraph-rsid="00216b7c"/>
    </style:style>
    <style:style style:name="P2" style:family="paragraph" style:parent-style-name="Standard">
      <style:paragraph-properties fo:margin-left="0in" fo:margin-right="0in" fo:text-indent="0in" style:auto-text-indent="true"/>
    </style:style>
    <style:style style:name="P3" style:family="paragraph" style:parent-style-name="Standard">
      <style:paragraph-properties fo:margin-left="0in" fo:margin-right="0in" fo:text-indent="0in" style:auto-text-indent="true"/>
      <style:text-properties officeooo:paragraph-rsid="0188587f"/>
    </style:style>
    <style:style style:name="P4" style:family="paragraph" style:parent-style-name="Standard">
      <style:paragraph-properties fo:margin-left="0in" fo:margin-right="0in" fo:text-indent="0in" style:auto-text-indent="true"/>
      <style:text-properties officeooo:paragraph-rsid="01a5299e"/>
    </style:style>
    <style:style style:name="P5" style:family="paragraph" style:parent-style-name="Standard">
      <style:paragraph-properties fo:margin-left="0in" fo:margin-right="0in" fo:text-indent="0in" style:auto-text-indent="true"/>
      <style:text-properties officeooo:paragraph-rsid="01b3598c"/>
    </style:style>
    <style:style style:name="P6" style:family="paragraph" style:parent-style-name="Standard">
      <style:paragraph-properties fo:margin-left="0in" fo:margin-right="0in" fo:text-indent="0in" style:auto-text-indent="true"/>
      <style:text-properties officeooo:paragraph-rsid="01b8603b"/>
    </style:style>
    <style:style style:name="P7" style:family="paragraph" style:parent-style-name="Standard">
      <style:paragraph-properties fo:margin-left="0in" fo:margin-right="0in" fo:text-indent="0in" style:auto-text-indent="true"/>
      <style:text-properties officeooo:paragraph-rsid="01db633f"/>
    </style:style>
    <style:style style:name="P8" style:family="paragraph" style:parent-style-name="Standard">
      <style:paragraph-properties fo:margin-left="0in" fo:margin-right="0in" fo:text-indent="0in" style:auto-text-indent="true"/>
      <style:text-properties officeooo:paragraph-rsid="01ecba48"/>
    </style:style>
    <style:style style:name="P9" style:family="paragraph" style:parent-style-name="Contents_20_1">
      <style:paragraph-properties>
        <style:tab-stops>
          <style:tab-stop style:position="6.2681in" style:type="right" style:leader-style="dotted" style:leader-text="."/>
        </style:tab-stops>
      </style:paragraph-properties>
    </style:style>
    <style:style style:name="P10" style:family="paragraph" style:parent-style-name="Contents_20_2">
      <style:paragraph-properties>
        <style:tab-stops>
          <style:tab-stop style:position="6.2681in" style:type="right" style:leader-style="dotted" style:leader-text="."/>
        </style:tab-stops>
      </style:paragraph-properties>
    </style:style>
    <style:style style:name="P11" style:family="paragraph" style:parent-style-name="Heading_20_1" style:list-style-name="L1" style:master-page-name="Standard">
      <style:paragraph-properties style:page-number="auto"/>
      <style:text-properties fo:color="#30ba78" fo:font-size="18pt" officeooo:rsid="01edd711" officeooo:paragraph-rsid="01edd711" style:font-name-asian="Calibri" style:font-size-asian="18pt" style:font-name-complex="Times New Roman (Headings CS)" style:font-size-complex="16pt"/>
    </style:style>
    <style:style style:name="P12" style:family="paragraph" style:parent-style-name="Heading_20_2" style:list-style-name="L1">
      <style:text-properties style:font-name="Poppins Light" fo:font-size="14pt" officeooo:rsid="018cbde5" style:font-size-asian="14pt"/>
    </style:style>
    <style:style style:name="P13" style:family="paragraph" style:parent-style-name="Heading_20_2" style:list-style-name="L1">
      <style:paragraph-properties fo:margin-left="0in" fo:margin-right="0in" fo:text-indent="0in" style:auto-text-indent="true"/>
      <style:text-properties style:font-name="Poppins Light" fo:font-size="14pt" officeooo:rsid="018cbde5" officeooo:paragraph-rsid="02ae720f" style:font-size-asian="14pt"/>
    </style:style>
    <style:style style:name="P14" style:family="paragraph" style:parent-style-name="Heading_20_2" style:list-style-name="L1">
      <style:paragraph-properties fo:margin-left="0in" fo:margin-right="0in" fo:text-indent="0in" style:auto-text-indent="true"/>
      <style:text-properties style:font-name="Poppins Light" fo:font-size="14pt" officeooo:rsid="018cbde5" officeooo:paragraph-rsid="02ccda70" style:font-size-asian="14pt"/>
    </style:style>
    <style:style style:name="P15" style:family="paragraph" style:parent-style-name="Standard">
      <style:paragraph-properties fo:margin-left="0in" fo:margin-right="0in" fo:text-indent="0in" style:auto-text-indent="true"/>
      <style:text-properties officeooo:paragraph-rsid="02c29e0b"/>
    </style:style>
    <style:style style:name="P16" style:family="paragraph" style:parent-style-name="Standard">
      <style:paragraph-properties fo:margin-left="0in" fo:margin-right="0in" fo:text-indent="0in" style:auto-text-indent="true"/>
      <style:text-properties officeooo:paragraph-rsid="02c8787a"/>
    </style:style>
    <style:style style:name="P17" style:family="paragraph" style:parent-style-name="Standard">
      <style:paragraph-properties fo:margin-left="0in" fo:margin-right="0in" fo:text-indent="0in" style:auto-text-indent="true"/>
      <style:text-properties officeooo:paragraph-rsid="02d179b2"/>
    </style:style>
    <style:style style:name="P18" style:family="paragraph" style:parent-style-name="Standard">
      <style:paragraph-properties fo:margin-left="0in" fo:margin-right="0in" fo:text-indent="0in" style:auto-text-indent="true"/>
      <style:text-properties officeooo:paragraph-rsid="02d496a5"/>
    </style:style>
    <style:style style:name="P19" style:family="paragraph" style:parent-style-name="Text_20_body" style:list-style-name="L1"/>
    <style:style style:name="P20" style:family="paragraph" style:parent-style-name="Text_20_body">
      <style:text-properties officeooo:paragraph-rsid="02ae720f"/>
    </style:style>
    <style:style style:name="P21" style:family="paragraph" style:parent-style-name="Text_20_body">
      <style:text-properties officeooo:paragraph-rsid="02b42d49"/>
    </style:style>
    <style:style style:name="P22" style:family="paragraph" style:parent-style-name="Text_20_body">
      <style:paragraph-properties fo:margin-left="0in" fo:margin-right="0in" fo:text-indent="0in" style:auto-text-indent="true"/>
      <style:text-properties officeooo:paragraph-rsid="02ae720f"/>
    </style:style>
    <style:style style:name="P23" style:family="paragraph" style:parent-style-name="Text_20_body">
      <style:paragraph-properties fo:margin-left="0in" fo:margin-right="0in" fo:text-indent="0in" style:auto-text-indent="true"/>
      <style:text-properties officeooo:paragraph-rsid="02b42d49"/>
    </style:style>
    <style:style style:name="P24" style:family="paragraph">
      <style:paragraph-properties fo:margin-top="0in" fo:margin-bottom="0in"/>
    </style:style>
    <style:style style:name="P25" style:family="paragraph">
      <loext:graphic-properties draw:fill="solid" draw:fill-color="#cccccc" draw:opacity-name="Transparency_20_1"/>
      <style:paragraph-properties fo:margin-top="0in" fo:margin-bottom="0in" style:writing-mode="lr-tb"/>
      <style:text-properties fo:font-size="8pt" fo:font-style="italic" style:font-size-asian="8pt" style:font-style-asian="italic" style:font-size-complex="8pt" style:font-style-complex="italic"/>
    </style:style>
    <style:style style:name="T1" style:family="text">
      <style:text-properties style:font-name="Poppins Light" fo:font-size="9pt" officeooo:rsid="00206728" style:font-size-asian="9pt"/>
    </style:style>
    <style:style style:name="T2" style:family="text">
      <style:text-properties fo:font-size="10pt" style:font-size-asian="10pt"/>
    </style:style>
    <style:style style:name="T3" style:family="text">
      <style:text-properties fo:font-size="10pt" officeooo:rsid="02bbb942" style:font-size-asian="10pt"/>
    </style:style>
    <style:style style:name="T4" style:family="text">
      <style:text-properties fo:font-size="10pt" officeooo:rsid="02c0b8bc" style:font-size-asian="10pt"/>
    </style:style>
    <style:style style:name="T5" style:family="text">
      <style:text-properties fo:font-size="10pt" officeooo:rsid="02d36e2a" style:font-size-asian="10pt"/>
    </style:style>
    <style:style style:name="T6" style:family="text">
      <style:text-properties officeooo:rsid="02bbb942"/>
    </style:style>
    <style:style style:name="T7" style:family="text">
      <style:text-properties officeooo:rsid="02c0b8bc"/>
    </style:style>
    <style:style style:name="T8" style:family="text">
      <style:text-properties officeooo:rsid="02d15acd"/>
    </style:style>
    <style:style style:name="T9" style:family="text">
      <style:text-properties officeooo:rsid="02d36e2a"/>
    </style:style>
    <style:style style:name="T10" style:family="text"/>
    <style:style style:name="T11" style:family="text">
      <style:text-properties fo:font-size="8pt" fo:font-style="italic" style:font-size-asian="8pt" style:font-style-asian="italic" style:font-size-complex="8pt" style:font-style-complex="italic"/>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cccccc" draw:opacity-name="Transparency_20_1" fo:min-height="0.2252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图"/>
      </text:sequence-decls>
      <text:list xml:id="list3489153875" text:style-name="L1">
        <text:list-item>
          <text:h text:style-name="P11" text:outline-level="1" text:restart-numbering="true" text:start-value="-1"><text:bookmark-start text:name="__RefHeading___Toc1050_758888336"/>Configuration, Secrets, and RBAC<text:bookmark-end text:name="__RefHeading___Toc1050_758888336"/></text:h>
        </text:list-item>
      </text:list>
      <text:p text:style-name="Text_20_body"><text:span text:style-name="Strong"><text:span text:style-name="T2">Configuration, Secrets, and RBAC</text:span></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1050_758888336" text:style-name="Index_20_Link" text:visited-style-name="Index_20_Link"><text:s/>4 <text:s/>Configuration, Secrets, and RBAC<text:tab/>1</text:a></text:p>
          <text:p text:style-name="P10"><text:a xlink:type="simple" xlink:href="#__RefHeading___Toc1030_849562681" text:style-name="Index_20_Link" text:visited-style-name="Index_20_Link"><text:s/>4.1 <text:s/>指<text:tab/>1</text:a></text:p>
          <text:p text:style-name="P10"><text:a xlink:type="simple" xlink:href="#__RefHeading___Toc1030_8495626811" text:style-name="Index_20_Link" text:visited-style-name="Index_20_Link"><text:s/>4.2 <text:s/>指<text:tab/>1</text:a></text:p>
          <text:p text:style-name="P10"><text:a xlink:type="simple" xlink:href="#__RefHeading___Toc1030_8495626812" text:style-name="Index_20_Link" text:visited-style-name="Index_20_Link"><text:s/>4.3 <text:s/>指<text:tab/>1</text:a></text:p>
          <text:p text:style-name="P10"><text:a xlink:type="simple" xlink:href="#__RefHeading___Toc1030_8495626813" text:style-name="Index_20_Link" text:visited-style-name="Index_20_Link"><text:s/>4.4 <text:s/>指<text:tab/>1</text:a></text:p>
          <text:p text:style-name="P10"><text:a xlink:type="simple" xlink:href="#__RefHeading___Toc1030_8495626814" text:style-name="Index_20_Link" text:visited-style-name="Index_20_Link"><text:s/>4.5 <text:s/>指<text:tab/>1</text:a></text:p>
          <text:p text:style-name="P10"><text:a xlink:type="simple" xlink:href="#__RefHeading___Toc1030_8495626815" text:style-name="Index_20_Link" text:visited-style-name="Index_20_Link"><text:s/>4.6 <text:s/>指<text:tab/>1</text:a></text:p>
          <text:p text:style-name="P10"><text:a xlink:type="simple" xlink:href="#__RefHeading___Toc1030_8495626816" text:style-name="Index_20_Link" text:visited-style-name="Index_20_Link"><text:s/>4.7 <text:s/>指<text:tab/>1</text:a></text:p>
          <text:p text:style-name="P10"><text:a xlink:type="simple" xlink:href="#__RefHeading___Toc1030_8495626817" text:style-name="Index_20_Link" text:visited-style-name="Index_20_Link"><text:s/>4.8 <text:s/>指<text:tab/>2</text:a></text:p>
          <text:p text:style-name="P10"><text:a xlink:type="simple" xlink:href="#__RefHeading___Toc1030_8495626818" text:style-name="Index_20_Link" text:visited-style-name="Index_20_Link"><text:s/>4.9 <text:s/>指<text:tab/>2</text:a></text:p>
          <text:p text:style-name="P10"><text:a xlink:type="simple" xlink:href="#__RefHeading___Toc1030_8495626819" text:style-name="Index_20_Link" text:visited-style-name="Index_20_Link"><text:s/>4.10 <text:s/>指<text:tab/>2</text:a></text:p>
          <text:p text:style-name="P10"><text:a xlink:type="simple" xlink:href="#__RefHeading___Toc1030_84956268110" text:style-name="Index_20_Link" text:visited-style-name="Index_20_Link"><text:s/>4.11 <text:s/>指<text:tab/>2</text:a></text:p>
        </text:index-body>
      </text:table-of-content>
      <text:p text:style-name="Standard"/>
      <text:p text:style-name="P2">容器的可组合性质允许我们作为操作员在运行时将配置数据引入容器中。这使我们可以将应用程序的功能与运行环境分离开来。借助容器运行时中允许通过的约定在运行时传递环境变量或将外部卷安装到容器中，您可以有效地更改配置应用程序实例化时的状态。作为开发人员，重要的是要考虑到此行为的动态性质，并允许使用环境变量或从应用程序运行时用户可用的特定路径读取配置数据。</text:p>
      <text:p text:style-name="P2">将<text:span text:style-name="T4">secret</text:span>之类的敏感数据移动到本地Kubernetes API对象中时，了解Kubernetes如何保护对API的访问非常重要。 Kubernetes中最常用的安全方法是基于角色的访问控制（RBAC），用于围绕特定用户或特定组可以针对API采取的操作实施细粒度的权限结构。本章介绍了有关RBAC的一些最佳实践，并提供了一些入门知识。</text:p>
      <text:list xml:id="list143258843726666" text:continue-numbering="true" text:style-name="L1">
        <text:list-item>
          <text:list>
            <text:list-header>
              <text:p text:style-name="P19"/>
            </text:list-header>
            <text:list-item>
              <text:h text:style-name="P12" text:outline-level="2"><text:bookmark-start text:name="__RefHeading___Toc1030_849562681"/>通过ConfigMap和Secrets进行配置<text:bookmark-end text:name="__RefHeading___Toc1030_849562681"/></text:h>
            </text:list-item>
          </text:list>
        </text:list-item>
      </text:list>
      <text:p text:style-name="P22">Kubernetes允许您通过ConfigMap或secret资源向我们的应用程序本地提供配置信息。 两者之间的主要区别是Pod存储接收信息的方式以及如何将数据存储在etcd数据存储中。</text:p>
      <text:h text:style-name="Heading_20_3" text:outline-level="3">ConfigMaps</text:h>
      <text:p text:style-name="P22">让应用程序通过某种类型的机制来使用配置信息是很常见的，例如命令行参数，环境变量或系统可用的文件。容器允许开发人员将此配置信息与应用程序分离，从而实现真正的应用程序可移植性。 ConfigMap API允许注入提供的配置信息。 ConfigMap非常适合应用程序的需求，并且可以提供键/值对或复杂的批量数据，例如JSON，XML或专有配置数据。</text:p>
      <text:p text:style-name="P22">ConfigMap不仅提供Pod的配置信息，而且还可以提供信息以供更复杂的系统服务使用，例如controllers, CRDs, operators等。如前所述，ConfigMap API的目的更多是用于不是真正敏感数据的字符串数据。如果您的应用程序需要更多敏感数据，则Secrets API更合适。</text:p>
      <text:p text:style-name="P22">为了使您的应用程序使用ConfigMap数据，可以将其作为安装在pod中的<text:span text:style-name="T3">Volume</text:span>或作为环境变量进行注入。</text:p>
      <text:p text:style-name="P22"/>
      <text:h text:style-name="Heading_20_3" text:outline-level="3"><text:soft-page-break/>Secrets</text:h>
      <text:p text:style-name="P22">您希望使用ConfigMap的许多属性和原因都适用于secret。主要区别在于“秘密”的基本性质。如果对环境进行了配置，则应该以一种易于隐藏的方式存储和处理秘密数据，并可以在静止时对其进行加密。secret数据表示为base64编码的信息，因此必须了解未加密的信息至关重要。一旦将secret信息注入到Pod中，Pod本身就可以看到纯文本中的secret数据。</text:p>
      <text:p text:style-name="P22">secret数据是少量数据，对于base64编码的数据，默认情况下在Kubernetes中限制为1 MB，因此，由于编码的开销，请确保实际数据约为750 KB。 Kubernetes中有三种类型的秘密：</text:p>
      <text:p text:style-name="P22">generic</text:p>
      <text:p text:style-name="P22">这通常只是使用--from-literal =参数从文件，目录或字符串文字创建的常规键/值对，如下所示：</text:p>
      <text:p text:style-name="P15"><draw:frame text:anchor-type="as-char" draw:z-index="1" draw:name="Shape1_0" draw:style-name="gr1" draw:text-style-name="P25" svg:width="5.0134in" svg:height="0.2252in"><draw:text-box><text:p text:style-name="P24"><text:span text:style-name="T11">kubectl create secret generic mysecret --from-literal=key1=$3cr3t1--from-literal=key2=@3cr3t2`</text:span></text:p></draw:text-box></draw:frame></text:p>
      <text:p text:style-name="P22">docker-registry</text:p>
      <text:p text:style-name="P22">如果存在imagePullsecret来提供对私有Docker注册表进行身份验证所需的凭据，则kubelet会在传递到pod模板中时使用它：</text:p>
      <text:p text:style-name="P15"><draw:frame text:anchor-type="as-char" draw:z-index="2" draw:name="Shape1_1" draw:style-name="gr1" draw:text-style-name="P25" svg:width="5.0134in" svg:height="0.2567in"><draw:text-box><text:p text:style-name="P24"><text:span text:style-name="T11">kubectl create secret docker-registry registryKey --docker-server myreg.azurecr.io --docker-</text:span><text:span text:style-name="T11">username myreg --docker-password $up3r$3cr3tP@ssw0rd --docker-email ignore@dummy.com</text:span></text:p></draw:text-box></draw:frame></text:p>
      <text:p text:style-name="P22">tls</text:p>
      <text:p text:style-name="P22">这将从有效的公用/专用密钥对创建传输层安全性（TLS）secret。只要证书采用有效的PEM格式，密钥对就会被编码为密钥，并且可以传递给Pod以用于SSL / TLS需求：</text:p>
      <text:p text:style-name="P16"><draw:frame text:anchor-type="as-char" draw:z-index="3" draw:name="Shape1_2" draw:style-name="gr1" draw:text-style-name="P25" svg:width="5.0134in" svg:height="0.2252in"><draw:text-box><text:p text:style-name="P24"><text:span text:style-name="T11">kubectl create secret tls www-tls --key=./path_to_key/wwwtls.key --cert=./path_to_crt/wwwtls.crt</text:span></text:p></draw:text-box></draw:frame></text:p>
      <text:p text:style-name="P16">secret也仅在具有需要secret的容器的节点上安装到tmpfs中，并且在需要secret的容器消失时将其删除。这样可以防止任何秘密遗留在节点的磁盘上。尽管这看起来很安全，但重要的是要知道，默认情况下，secret信息以纯文本形式存储在Kubernetes的etcd数据存储中，并且系统管理员或云服务提供商必须努力确保etcd的安全性，这一点很重要。环境，包括etcd节点之间的mTLS，并为etcd数据启用静态加密。 Kubernetes的最新版本使用etcd3并具有启用etcd本机加密的功能；但是，这是手动过程，必须在API服务器配置中通过指定提供程序和适当的密钥介质来正确加密etcd中保存的secret数据来进行配置。从Kubernetes v1.10（已在v1.12中升级为beta）开始，我们拥有KMS提供程序，该程序承诺通过使用第三方KMS系统来保存正确的密钥来提供更安全的密钥过程。</text:p>
      <text:p text:style-name="P20"/>
      <text:list xml:id="list143258366201383" text:continue-numbering="true" text:style-name="L1">
        <text:list-item>
          <text:list>
            <text:list-item>
              <text:h text:style-name="P14" text:outline-level="2"><text:bookmark-start text:name="__RefHeading___Toc1030_8495626811"/>使用ConfigMap和Secrets的最佳实践<text:bookmark-end text:name="__RefHeading___Toc1030_8495626811"/></text:h>
            </text:list-item>
          </text:list>
        </text:list-item>
      </text:list>
      <text:p text:style-name="P23">由使用ConfigMap或密钥引起的大多数问题是关于在更新对象保存的数据时如何处理更改的错误假设。 通过了解道路规则并添加一些技巧使其更易于遵守这些规则，您可以避免麻烦：</text:p>
      <text:p text:style-name="P23">要支持对应用程序进行动态更改而不必重新部署新版本的Pod，请以卷的形式安装ConfigMaps / Secrets，并使用文件监视程序配置应用程序以检测更改的文件数据并根据需要重新配置自身。 以下代码显示了将ConfigMap和Secret文件作为<text:span text:style-name="T8">v</text:span>olume挂载的Deployment：</text:p>
      <text:p text:style-name="P17"><draw:frame text:anchor-type="as-char" draw:z-index="4" draw:name="Shape1_3" draw:style-name="gr1" draw:text-style-name="P25" svg:width="5.0134in" svg:height="0.2252in"><draw:text-box><text:p text:style-name="P24"><text:span text:style-name="T11">TODO</text:span></text:p></draw:text-box></draw:frame></text:p>
      <text:p text:style-name="P18">使用volumeMounts时需要考虑两点。 首先，一旦创建ConfigMap/Secret，请将其作为<text:span text:style-name="T5">volume</text:span>添加到pod的规范中。 然后将该<text:span text:style-name="T5">volume</text:span>挂载到容器的文件系统中。 ConfigMap/Secret中的每个属性名称将成为安装目录中的新文件，并且每个文件的内容将是ConfigMap/Secret中指定的值。 其次，避免使用volumeMounts.subPath属性安装ConfigMap/Secret。 如果使用新数据更新ConfigMap/Secret，这将防止在卷中动态更新数据。</text:p>
      <text:p text:style-name="P21"/>
      <text:list xml:id="list143260005019480" text:continue-numbering="true" text:style-name="L1">
        <text:list-item>
          <text:list>
            <text:list-item>
              <text:h text:style-name="P13" text:outline-level="2"><text:bookmark-start text:name="__RefHeading___Toc1030_8495626812"/>指<text:bookmark-end text:name="__RefHeading___Toc1030_8495626812"/></text:h>
            </text:list-item>
          </text:list>
        </text:list-item>
      </text:list>
      <text:p text:style-name="P23"><text:soft-page-break/></text:p>
      <text:p text:style-name="P8"/>
      <text:p text:style-name="P8"/>
      <text:p text:style-name="P8"><draw:frame text:anchor-type="as-char" draw:z-index="0" draw:name="Shape1_4" draw:style-name="gr1" draw:text-style-name="P25" svg:width="5.0134in" svg:height="0.2252in"><draw:text-box><text:p text:style-name="P24"><text:span text:style-name="T11">TODO</text:span></text:p></draw:text-box></draw:frame></text:p>
      <text:p text:style-name="P2"/>
      <text:p text:style-name="P7"/>
      <text:p text:style-name="P6"/>
      <text:p text:style-name="P5"/>
      <text:p text:style-name="P5"/>
      <text:p text:style-name="P4"/>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Unicode MS1" svg:font-family="'Arial Unicode MS'" style:font-family-generic="swiss"/>
    <style:font-face style:name="Calibri Light" svg:font-family="'Calibri Light'"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Poppins1" svg:font-family="Poppins" style:font-family-generic="system"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styles>
    <draw:opacity draw:name="Transparency_20_1" draw:display-name="Transparency 1" draw:style="linear" draw:start="100%" draw:end="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Poppins" fo:font-size="10pt" fo:language="en" fo:country="US" style:letter-kerning="false" style:font-name-asian="Calibri" style:font-size-asian="9pt" style:language-asian="en" style:country-asian="US" style:font-name-complex="Poppi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Poppins" fo:font-size="10pt" fo:language="en" fo:country="US" style:letter-kerning="false" style:font-name-asian="Calibri" style:font-size-asian="9pt" style:language-asian="en" style:country-asian="US" style:font-name-complex="Poppins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Heading_20_2" style:default-outline-level="1" style:list-style-name="" style:class="text">
      <style:paragraph-properties fo:margin-top="0.1665in" fo:margin-bottom="0.0835in" loext:contextual-spacing="false" fo:keep-together="always" fo:keep-with-next="always"/>
      <style:text-properties fo:color="#30ba78"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835in" fo:margin-bottom="0.0835in" loext:contextual-spacing="false"/>
      <style:text-properties style:font-name="Poppins Light" fo:font-family="'Poppins Light'" style:font-family-generic="roman" style:font-pitch="variable" fo:font-size="14pt" style:font-size-asian="14pt"/>
    </style:style>
    <style:style style:name="Heading_20_3" style:display-name="Heading 3" style:family="paragraph" style:parent-style-name="Standard" style:next-style-name="Standard" style:default-outline-level="3" style:list-style-name="" style:class="text">
      <style:paragraph-properties fo:margin-top="0in" fo:margin-bottom="0.0417in" loext:contextual-spacing="false"/>
      <style:text-properties style:font-name="Poppins Medium" fo:font-family="'Poppins Medium'" style:font-family-generic="roman" style:font-pitch="variable"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28in" fo:margin-bottom="0.0835in" loext:contextual-spacing="false" fo:keep-together="always" fo:keep-with-next="always"/>
      <style:text-properties fo:color="#0c322c" style:font-name="Poppins Medium" fo:font-family="'Poppins Medium'"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48b59" style:font-name="Calibri Light" fo:font-family="'Calibri Light'"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style>
    <style:style style:name="Title" style:family="paragraph" style:parent-style-name="Standard" style:next-style-name="Subtitle" style:default-outline-level="" style:class="chapter">
      <style:paragraph-properties fo:margin-top="0in" fo:margin-bottom="0.0835in" loext:contextual-spacing="true" fo:line-height="0.6665in"/>
      <style:text-properties style:font-name="Poppins Medium" fo:font-family="'Poppins Medium'" style:font-family-generic="roman" style:font-pitch="variable" fo:font-size="40pt" fo:letter-spacing="0.0071in"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style:text-properties fo:color="#7b7b7b" style:font-name="Poppins Light" fo:font-family="'Poppins Light'" style:font-family-generic="roman" style:font-pitch="variable" fo:font-size="21pt" fo:letter-spacing="0.0138in" style:font-name-asian="Calibri" style:font-family-asian="Calibri" style:font-family-generic-asian="system" style:font-pitch-asian="variable" style:font-size-asian="21pt" style:font-size-complex="20pt"/>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font-style="italic" style:font-style-asian="italic" style:font-style-complex="italic"/>
    </style:style>
    <style:style style:name="caption" style:family="paragraph" style:parent-style-name="Standard" style:next-style-name="Standard" style:default-outline-level="">
      <style:paragraph-properties fo:margin-top="0.0835in" fo:margin-bottom="0.0835in" loext:contextual-spacing="false"/>
      <style:text-properties fo:font-size="9pt" style:font-size-asian="9pt"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text-properties fo:color="#7b7b7b" style:font-name="Poppins Medium" fo:font-family="'Poppins Medium'" style:font-family-generic="roman" style:font-pitch="variable" fo:font-size="9pt" style:font-size-asian="9pt"/>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text-properties style:font-name="Poppins Light" fo:font-family="'Poppins Light'" style:font-family-generic="roman" style:font-pitch="variable" fo:font-size="9pt" style:font-size-asian="9pt"/>
    </style:style>
    <style:style style:name="List_20_Bullet" style:display-name="List Bullet" style:family="paragraph" style:parent-style-name="Standard" style:default-outline-level="">
      <style:paragraph-properties fo:margin-top="0in" fo:margin-bottom="0.0835in" loext:contextual-spacing="true" fo:line-height="0.2063in"/>
      <style:text-properties style:font-name-complex="Times New Roman (Body CS)" style:font-family-complex="'Times New Roman (Body CS)'" style:font-family-generic-complex="system" style:font-pitch-complex="variable"/>
    </style:style>
    <style:style style:name="List_20_Number" style:display-name="List Number" style:family="paragraph" style:parent-style-name="Standard" style:default-outline-level="">
      <style:paragraph-properties fo:margin-top="0in" fo:margin-bottom="0.0835in" loext:contextual-spacing="true" fo:line-height="0.2063in"/>
      <style:text-properties style:font-name-complex="Times New Roman (Body CS)" style:font-family-complex="'Times New Roman (Body CS)'" style:font-family-generic-complex="system" style:font-pitch-complex="variable"/>
    </style:style>
    <style:style style:name="图"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0ba78"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_20_Char" style:display-name="Heading 2 Char" style:family="text" style:parent-style-name="Default_20_Paragraph_20_Font">
      <style:text-properties style:font-name="Poppins Light" fo:font-family="'Poppins Light'" style:font-family-generic="roman" style:font-pitch="variable" fo:font-size="14pt" style:font-size-asian="14pt"/>
    </style:style>
    <style:style style:name="Heading_20_3_20_Char" style:display-name="Heading 3 Char" style:family="text" style:parent-style-name="Default_20_Paragraph_20_Font">
      <style:text-properties style:font-name="Poppins Medium" fo:font-family="'Poppins Medium'" style:font-family-generic="roman" style:font-pitch="variable" fo:font-size="12pt" style:font-size-asian="12pt"/>
    </style:style>
    <style:style style:name="Heading_20_4_20_Char" style:display-name="Heading 4 Char" style:family="text" style:parent-style-name="Default_20_Paragraph_20_Font">
      <style:text-properties fo:color="#0c322c" style:font-name="Poppins Medium" fo:font-family="'Poppins Medium'"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font-style-complex="italic"/>
    </style:style>
    <style:style style:name="Title_20_Char" style:display-name="Title Char" style:family="text" style:parent-style-name="Default_20_Paragraph_20_Font">
      <style:text-properties style:font-name="Poppins Medium" fo:font-family="'Poppins Medium'" style:font-family-generic="roman" style:font-pitch="variable" fo:font-size="40pt" fo:letter-spacing="0.0071in"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_20_Char" style:display-name="Subtitle Char" style:family="text" style:parent-style-name="Default_20_Paragraph_20_Font">
      <style:text-properties fo:color="#7b7b7b" style:font-name="Poppins Light" fo:font-family="'Poppins Light'" style:font-family-generic="roman" style:font-pitch="variable" fo:font-size="21pt" fo:letter-spacing="0.0138in" style:font-name-asian="Calibri" style:font-family-asian="Calibri" style:font-family-generic-asian="system" style:font-pitch-asian="variable" style:font-size-asian="21pt" style:font-size-complex="20pt"/>
    </style:style>
    <style:style style:name="Strong" style:family="text" style:parent-style-name="Default_20_Paragraph_20_Font">
      <style:text-properties fo:color="#30ba78"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Caption_20_Char" style:display-name="Caption Char" style:family="text" style:parent-style-name="Default_20_Paragraph_20_Font">
      <style:text-properties style:font-size-complex="9pt" style:font-style-complex="italic"/>
    </style:style>
    <style:style style:name="Header_20_Char" style:display-name="Header Char" style:family="text" style:parent-style-name="Default_20_Paragraph_20_Font">
      <style:text-properties fo:color="#7b7b7b" style:font-name="Poppins Medium" fo:font-family="'Poppins Medium'" style:font-family-generic="roman" style:font-pitch="variable" fo:font-size="9pt" style:font-size-asian="9pt" style:font-name-complex="Times New Roman (Body CS)" style:font-family-complex="'Times New Roman (Body CS)'" style:font-family-generic-complex="system" style:font-pitch-complex="variable"/>
    </style:style>
    <style:style style:name="Footer_20_Char" style:display-name="Footer Char" style:family="text" style:parent-style-name="Default_20_Paragraph_20_Font">
      <style:text-properties style:font-name="Poppins Light" fo:font-family="'Poppins Light'" style:font-family-generic="roman" style:font-pitch="variable"/>
    </style:style>
    <style:style style:name="Heading_20_5_20_Char" style:display-name="Heading 5 Char" style:family="text" style:parent-style-name="Default_20_Paragraph_20_Font">
      <style:text-properties fo:color="#248b59" style:font-name="Calibri Light" fo:font-family="'Calibri Light'"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16b7c"/>
    </style:style>
    <style:style style:name="MT1" style:family="text"/>
    <style:style style:name="MT2" style:family="text">
      <style:text-properties style:font-name="Poppins Light" fo:font-size="9pt" officeooo:rsid="00206728" style:font-size-asian="9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Kubernetes Best Practices</text:p>
      </style:header>
      <style:footer>
        <text:p text:style-name="MP1"><text:span text:style-name="page_20_number"><text:s text:c="3"/>Copyright : 仅</text:span><text:span text:style-name="page_20_number"><text:span text:style-name="MT2">用于学习</text:span></text:span><text:span text:style-name="page_20_number"><text:tab/><text:tab/></text:span><text:span text:style-name="page_20_number"><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665</meta:editing-cycles>
    <meta:creation-date>2021-01-27T09:38:20.031382446</meta:creation-date>
    <meta:editing-duration>PT14H58M34S</meta:editing-duration>
    <meta:generator>LibreOffice/6.4.5.2$Linux_X86_64 LibreOffice_project/40$Build-2</meta:generator>
    <dc:date>2021-02-02T14:32:57.849061499</dc:date>
    <meta:document-statistic meta:table-count="0" meta:image-count="0" meta:object-count="0" meta:page-count="3" meta:paragraph-count="44" meta:word-count="1693" meta:character-count="2542" meta:non-whitespace-character-count="24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